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75cm" fo:min-width="8.3cm"/>
    </style:style>
    <style:style style:name="gr2" style:family="graphic" style:parent-style-name="standard">
      <style:graphic-properties draw:textarea-horizontal-align="justify" draw:textarea-vertical-align="middle" draw:auto-grow-height="false" fo:min-height="2.179cm" fo:min-width="2.3cm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17.5cm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3.9cm"/>
    </style:style>
    <style:style style:name="gr5" style:family="graphic" style:parent-style-name="standard">
      <style:graphic-properties draw:textarea-horizontal-align="justify" draw:textarea-vertical-align="middle" draw:auto-grow-height="false" fo:min-height="2.178cm" fo:min-width="2.3cm"/>
    </style:style>
    <style:style style:name="gr6" style:family="graphic" style:parent-style-name="standard">
      <style:graphic-properties draw:textarea-horizontal-align="justify" draw:textarea-vertical-align="middle" draw:auto-grow-height="false" fo:min-height="2.179cm" fo:min-width="8.354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8cm" svg:height="3cm" svg:x="8.8cm" svg:y="6.2cm">
          <text:p text:style-name="P1">zll.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cm" svg:height="2.429cm" svg:x="14.8cm" svg:y="9.58cm">
          <text:p text:style-name="P1"><text:span text:style-name="T1">mt_af.c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cm" svg:height="3cm" svg:x="4.2cm" svg:y="3cm">
          <text:p text:style-name="P1">main.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cm" svg:height="3cm" svg:x="4.2cm" svg:y="6.2cm">
          <text:p text:style-name="P1">ipc.c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8cm" svg:height="2.428cm" svg:x="11.8cm" svg:y="9.572cm">
          <text:p text:style-name="P1"><text:span text:style-name="T2">mt_zdo.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cm" svg:height="2.429cm" svg:x="8.8cm" svg:y="9.6cm">
          <text:p text:style-name="P1"><text:span text:style-name="T1">mt_sys.c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854cm" svg:height="2.429cm" svg:x="8.746cm" svg:y="12.371cm">
          <text:p text:style-name="P1">libznp.s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cm" svg:height="3cm" svg:x="17.8cm" svg:y="6.2cm">
          <text:p text:style-name="P1">persistent.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0T21:55:30.267256744</meta:creation-date>
    <dc:date>2017-12-20T22:09:33.291078278</dc:date>
    <meta:editing-duration>PT9M6S</meta:editing-duration>
    <meta:editing-cycles>2</meta:editing-cycles>
    <meta:generator>LibreOffice/5.4.3.2$Linux_X86_64 LibreOffice_project/40m0$Build-2</meta:generator>
    <meta:document-statistic meta:object-count="31"/>
  </office:meta>
</office:document-meta>
</file>